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CCCCC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wrap-option="wrap" fo:background-color="#CCCCCC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top" fo:wrap-option="wrap" fo:background-color="#BFBFBF"/>
    </style:style>
    <style:style style:name="ce9" style:family="table-cell" style:parent-style-name="Default" style:data-style-name="N0">
      <style:table-cell-properties style:vertical-align="top" fo:wrap-option="wrap" fo:background-color="#BFBFB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top" fo:wrap-option="wrap"/>
    </style:style>
    <style:style style:name="ce11" style:family="table-cell" style:parent-style-name="Default" style:data-style-name="N0">
      <style:table-cell-properties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9.55145833333333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18.6002083333333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1.80041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13.6260416666667cm"/>
    </style:style>
    <style:style style:name="co13" style:family="table-column">
      <style:table-column-properties fo:break-before="auto" style:column-width="8.360833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7.805208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39.6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79.2pt" style:use-optimal-row-height="true" fo:break-before="auto"/>
    </style:style>
    <style:style style:name="ro6" style:family="table-row">
      <style:table-row-properties style:row-height="105.6pt" style:use-optimal-row-height="true" fo:break-before="auto"/>
    </style:style>
    <style:style style:name="ro7" style:family="table-row">
      <style:table-row-properties style:row-height="92.4pt" style:use-optimal-row-height="true" fo:break-before="auto"/>
    </style:style>
    <style:style style:name="ro8" style:family="table-row">
      <style:table-row-properties style:row-height="9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Cas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re conditions</text:p>
          </table:table-cell>
          <table:table-cell office:value-type="string" table:style-name="ce2">
            <text:p>Steps</text:p>
          </table:table-cell>
          <table:table-cell office:value-type="string" table:style-name="ce2">
            <text:p>Expected result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2">
          <table:table-cell office:value-type="string" table:style-name="ce5">
            <text:p>TC_1</text:p>
          </table:table-cell>
          <table:table-cell office:value-type="string" table:style-name="ce5">
            <text:p>Display computer database home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/>
          </table:table-cell>
          <table:table-cell office:value-type="string" table:style-name="ce5">
            <text:p>1. Computer database 'Home' page should be displayed within the web browser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3">
          <table:table-cell office:value-type="string" table:style-name="ce5">
            <text:p>TC_2.1</text:p>
          </table:table-cell>
          <table:table-cell office:value-type="string" table:style-name="ce5">
            <text:p>Add a new computer to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"TestComputer" in the 'computer name' input field</text:p>
            <text:p>5. Click on 'Creat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Computer TestComputer has been created" at the top of the page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4">
          <table:table-cell office:value-type="string" table:style-name="ce5">
            <text:p>TC_2.2</text:p>
          </table:table-cell>
          <table:table-cell office:value-type="string" table:style-name="ce5">
            <text:p>Add a new computer to the computer database withou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Click on 'Create this computer' button in the bottom left hand corner of the screen</text:p>
          </table:table-cell>
          <table:table-cell office:value-type="string" table:style-name="ce5">
            <text:p>1. Computer database 'Add a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5">
          <table:table-cell office:value-type="string" table:style-name="ce5">
            <text:p>TC_3</text:p>
          </table:table-cell>
          <table:table-cell office:value-type="string" table:style-name="ce5">
            <text:p>View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</table:table-cell>
          <table:table-cell office:value-type="string" table:style-name="ce5">
            <text:p>1. Computer database 'Edit computer' page should be displayed within the web browser</text:p>
            <text:p>2. <text:s/>Computer name field value should display "TestComputer"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6">
          <table:table-cell office:value-type="string" table:style-name="ce5">
            <text:p>TC_4.1</text:p>
          </table:table-cell>
          <table:table-cell office:value-type="string" table:style-name="ce5">
            <text:p>Update a computer name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Amend the 'computer name' input field value and add "123" at the end</text:p>
            <text:p>7. Click on 'Save this computer' button in the bottom lef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TestComputer123 has been updated" at the top of the page</text:p>
          </table:table-cell>
          <table:table-cell table:number-columns-repeated="16378" table:style-name="ce3"/>
        </table:table-row>
        <table:table-row table:style-name="ro6">
          <table:table-cell office:value-type="string" table:style-name="ce5">
            <text:p>TC_4.2</text:p>
          </table:table-cell>
          <table:table-cell office:value-type="string" table:style-name="ce5">
            <text:p>Update a computer name in the computer database without providing a computer nam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Remove all text from the 'computer name' input field</text:p>
            <text:p>7. Click on 'Save this computer' button in the bottom left hand corner of the screen</text:p>
          </table:table-cell>
          <table:table-cell office:value-type="string" table:style-name="ce5">
            <text:p>1. Computer database 'Edit computer' page should be displayed within the web browser</text:p>
            <text:p>2. <text:s/>Validation message should display: "Required" <text:s/>next to computer name field</text:p>
          </table:table-cell>
          <table:table-cell table:number-columns-repeated="20" table:style-name="ce3"/>
          <table:table-cell table:number-columns-repeated="16358" table:style-name="ce4"/>
        </table:table-row>
        <table:table-row table:style-name="ro7">
          <table:table-cell office:value-type="string" table:style-name="ce5">
            <text:p>TC_5</text:p>
          </table:table-cell>
          <table:table-cell office:value-type="string" table:style-name="ce5">
            <text:p>Delete a computer in the computer databas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  <text:p>5. Click on the first computer name in the table which displays a list of added computers</text:p>
            <text:p>6. Click on 'Delete this computer' button in the top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nfirmation message should display: "Done! TestComputer has been deleted" at the top of the page</text:p>
          </table:table-cell>
          <table:table-cell table:number-columns-repeated="16378" table:style-name="ce3"/>
        </table:table-row>
        <table:table-row table:style-name="ro3">
          <table:table-cell office:value-type="string" table:style-name="ce5">
            <text:p>TC_6</text:p>
          </table:table-cell>
          <table:table-cell office:value-type="string" table:style-name="ce5">
            <text:p>Filter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TC_2.1 must be run before this test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Input "TestComputer"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5">
            <text:p>1. Computer database 'Home' page should be displayed within the web browser</text:p>
            <text:p>2. "TestComputer" should be displayed within a table of filtered computers where the 'computer name' matched "TestComputer"</text:p>
          </table:table-cell>
          <table:table-cell table:number-columns-repeated="16378" table:style-name="ce3"/>
        </table:table-row>
        <table:table-row table:style-name="ro3">
          <table:table-cell office:value-type="string" table:style-name="ce5">
            <text:p>TC_7</text:p>
          </table:table-cell>
          <table:table-cell office:value-type="string" table:style-name="ce5">
            <text:p>Sort computer results by 'computer name' in descending order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5">
            <text:p>1. Computer database 'Home' page should be displayed within the web browser</text:p>
            <text:p>2. Computers should be displayed within a table of computers in descending order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5">
            <text:p>TC_8</text:p>
          </table:table-cell>
          <table:table-cell office:value-type="string" table:style-name="ce5">
            <text:p>Page through computer results displayed on the computer database 'Home' page</text:p>
          </table:table-cell>
          <table:table-cell office:value-type="string" table:style-name="ce5">
            <text:p>Functional</text:p>
          </table:table-cell>
          <table:table-cell office:value-type="string" table:style-name="ce5">
            <text:p>1. Web Browser</text:p>
            <text:p>2. Computer database URL</text:p>
            <text:p>3. At least 11 computers must exist in the computers database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Click on 'Next' button in the bottom right hand corner of the screen</text:p>
          </table:table-cell>
          <table:table-cell office:value-type="string" table:style-name="ce5">
            <text:p>1. Computer database 'Home' page should be displayed within the web browser</text:p>
            <text:p>2. Computer results table should display the next ten computer results from the computer database</text:p>
          </table:table-cell>
          <table:table-cell table:number-columns-repeated="16378" table:style-name="ce3"/>
        </table:table-row>
        <table:table-row table:style-name="ro4">
          <table:table-cell office:value-type="string" table:style-name="ce5">
            <text:p>TC_9</text:p>
          </table:table-cell>
          <table:table-cell office:value-type="string" table:style-name="ce5">
            <text:p>All 'Home' page content can be accessed with the keyboard alone.</text:p>
          </table:table-cell>
          <table:table-cell office:value-type="string" table:style-name="ce5">
            <text:p>Non-Functional</text:p>
          </table:table-cell>
          <table:table-cell office:value-type="string" table:style-name="ce5">
            <text:p>1. Web Browser</text:p>
            <text:p>2. Computer database URL</text:p>
          </table:table-cell>
          <table:table-cell office:value-type="string" table:style-name="ce5">
            <text:p>1. Open web browser</text:p>
            <text:p>2. Navigate to http://computer-database.herokuapp.com/computers within the web browser</text:p>
            <text:p>3. Press the 'Tab' key on the keyboard until the last link, button or input field is reached at the end of the page</text:p>
          </table:table-cell>
          <table:table-cell office:value-type="string" table:style-name="ce5">
            <text:p>1. Computer database 'Home' page should be displayed within the web browser</text:p>
            <text:p>2. Pressing the 'Tab' key should navigate through interactive elements on the page—links, buttons, fields for inputting text</text:p>
          </table:table-cell>
          <table:table-cell table:number-columns-repeated="20" table:style-name="ce3"/>
          <table:table-cell table:number-columns-repeated="16358" table:style-name="ce4"/>
        </table:table-row>
        <table:table-row table:number-rows-repeated="7" table:style-name="ro1">
          <table:table-cell table:number-columns-repeated="5" table:style-name="ce5"/>
          <table:table-cell table:number-columns-repeated="21" table:style-name="ce3"/>
          <table:table-cell table:number-columns-repeated="16358" table:style-name="ce4"/>
        </table:table-row>
        <table:table-row table:style-name="ro1">
          <table:table-cell table:style-name="ce5"/>
          <table:table-cell table:number-columns-repeated="2" table:style-name="ce6"/>
          <table:table-cell table:number-columns-repeated="2" table:style-name="ce5"/>
          <table:table-cell table:number-columns-repeated="21" table:style-name="ce3"/>
          <table:table-cell table:number-columns-repeated="16358" table:style-name="ce4"/>
        </table:table-row>
        <table:table-row table:number-rows-repeated="10" table:style-name="ro1">
          <table:table-cell table:number-columns-repeated="5" table:style-name="ce5"/>
          <table:table-cell table:number-columns-repeated="21" table:style-name="ce3"/>
          <table:table-cell table:number-columns-repeated="16358" table:style-name="ce4"/>
        </table:table-row>
        <table:table-row table:number-rows-repeated="1048546" table:style-name="ro1">
          <table:table-cell table:number-columns-repeated="16384"/>
        </table:table-row>
      </table:table>
      <table:table table:name="Bugs" table:style-name="ta2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number-columns-repeated="16377" table:default-cell-style-name="ce10"/>
        <table:table-row table:style-name="ro1">
          <table:table-cell office:value-type="string" table:style-name="ce7">
            <text:p>ID</text:p>
          </table:table-cell>
          <table:table-cell office:value-type="string" table:style-name="ce7">
            <text:p>Description</text:p>
          </table:table-cell>
          <table:table-cell office:value-type="string" table:style-name="ce8">
            <text:p>Test Case ID</text:p>
          </table:table-cell>
          <table:table-cell office:value-type="string" table:style-name="ce9">
            <text:p>Pre conditions</text:p>
          </table:table-cell>
          <table:table-cell office:value-type="string" table:style-name="ce9">
            <text:p>Steps to reproduce</text:p>
          </table:table-cell>
          <table:table-cell office:value-type="string" table:style-name="ce9">
            <text:p>Expected result</text:p>
          </table:table-cell>
          <table:table-cell office:value-type="string" table:style-name="ce8">
            <text:p>Severity</text:p>
          </table:table-cell>
          <table:table-cell table:number-columns-repeated="16377" table:style-name="ce10"/>
        </table:table-row>
        <table:table-row table:style-name="ro8">
          <table:table-cell office:value-type="string" table:style-name="ce11">
            <text:p>BUG_1</text:p>
          </table:table-cell>
          <table:table-cell office:value-type="string" table:style-name="ce11">
            <text:p>"Application error" when adding a new computer to the computer database with a computer name of over 10,000 characters</text:p>
          </table:table-cell>
          <table:table-cell office:value-type="string" table:style-name="ce11">
            <text:p>TC_2.1</text:p>
          </table:table-cell>
          <table:table-cell office:value-type="string" table:style-name="ce11">
            <text:p>1. Web Browser</text:p>
            <text:p>2. Computer database URL</text:p>
          </table:table-cell>
          <table:table-cell office:value-type="string" table:style-name="ce11">
            <text:p>1. Open web browser</text:p>
            <text:p>2. Navigate to http://computer-database.herokuapp.com/computers within the web browser</text:p>
            <text:p>3. Click on 'Add a new computer' button in the top right hand corner of the screen</text:p>
            <text:p>4. Input at least 10,0000 characters in the 'computer name' field</text:p>
            <text:p>5. Click on 'Create this computer' button in the bottom left hand corner of the screen</text:p>
          </table:table-cell>
          <table:table-cell office:value-type="string" table:style-name="ce11">
            <text:p>1. On clicking 'Add a new computer' button the screen should display "Application error"</text:p>
          </table:table-cell>
          <table:table-cell office:value-type="float" office:value="1" table:style-name="ce11">
            <text:p>1</text:p>
          </table:table-cell>
          <table:table-cell table:number-columns-repeated="18" table:style-name="ce12"/>
          <table:table-cell table:number-columns-repeated="16359"/>
        </table:table-row>
        <table:table-row table:style-name="ro8">
          <table:table-cell office:value-type="string" table:style-name="ce11">
            <text:p>BUG_2</text:p>
          </table:table-cell>
          <table:table-cell office:value-type="string" table:style-name="ce11">
            <text:p>"Application error" when trying to filter computers in the computer database with a computer name of over 5,000 characters</text:p>
          </table:table-cell>
          <table:table-cell office:value-type="string" table:style-name="ce10">
            <text:p>TC_6</text:p>
          </table:table-cell>
          <table:table-cell office:value-type="string" table:style-name="ce11">
            <text:p>1. Web Browser</text:p>
            <text:p>2. Computer database URL</text:p>
          </table:table-cell>
          <table:table-cell office:value-type="string" table:style-name="ce12">
            <text:p>1. Open web browser</text:p>
            <text:p>2. Navigate to http://computer-database.herokuapp.com/computers within the web browser</text:p>
            <text:p>3. Input at least 5,000 characters in the 'Filter by computer name' input field in the top left hand corner of the screen</text:p>
            <text:p>4. Click on 'Filter by name' button in the top left hand corner of the screen</text:p>
          </table:table-cell>
          <table:table-cell office:value-type="string" table:style-name="ce11">
            <text:p>1. On clicking 'Filter by name' button the screen should display "Application error"</text:p>
          </table:table-cell>
          <table:table-cell office:value-type="float" office:value="1" table:style-name="ce11">
            <text:p>1</text:p>
          </table:table-cell>
          <table:table-cell table:number-columns-repeated="18" table:style-name="ce12"/>
          <table:table-cell table:number-columns-repeated="16359"/>
        </table:table-row>
        <table:table-row table:style-name="ro5">
          <table:table-cell office:value-type="string" table:style-name="ce10">
            <text:p>BUG_3</text:p>
          </table:table-cell>
          <table:table-cell office:value-type="string" table:style-name="ce10">
            <text:p>Results are not sorted in descending order when the 'Computer name' table header is clicked</text:p>
          </table:table-cell>
          <table:table-cell office:value-type="string" table:style-name="ce10">
            <text:p>TC_7</text:p>
          </table:table-cell>
          <table:table-cell office:value-type="string" table:style-name="ce12">
            <text:p>1. Web Browser</text:p>
            <text:p>2. Computer database URL</text:p>
            <text:p>3. At least two computers with different 'Computer name' must exist in the computers database</text:p>
          </table:table-cell>
          <table:table-cell office:value-type="string" table:style-name="ce12">
            <text:p>1. Open web browser</text:p>
            <text:p>2. Navigate to http://computer-database.herokuapp.com/computers within the web browser</text:p>
            <text:p>3. Click on 'Computer name' table heading in the computers table</text:p>
          </table:table-cell>
          <table:table-cell office:value-type="string" table:style-name="ce10">
            <text:p>1. On clicking the 'Computer name' table heading the results do not get sorted in descending order<text:s/></text:p>
          </table:table-cell>
          <table:table-cell office:value-type="float" office:value="2" table:style-name="ce10">
            <text:p>2</text:p>
          </table:table-cell>
          <table:table-cell table:number-columns-repeated="16377" table:style-name="ce1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v Richards</meta:initial-creator>
    <dc:creator>Viv Richards</dc:creator>
    <meta:creation-date>2017-03-03T19:54:07Z</meta:creation-date>
    <dc:date>2017-03-04T13:00:07Z</dc:date>
  </office:meta>
</office:document-meta>
</file>